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DE000001B5B7C7C0D4122B5657.png" manifest:media-type="image/png"/>
  <manifest:file-entry manifest:full-path="Pictures/10000201000006D500000288B36C3B64BF7CA855.png" manifest:media-type="image/png"/>
  <manifest:file-entry manifest:full-path="Pictures/10000201000004A7000003728DEEDC987ACE9B2A.png" manifest:media-type="image/png"/>
  <manifest:file-entry manifest:full-path="Pictures/1000A17000004161000011A9A46FD3B7A48FAE8C.emf" manifest:media-type="image/x-emf"/>
  <manifest:file-entry manifest:full-path="Pictures/10000201000006DC000001B309753EC512A7BB11.png" manifest:media-type="image/png"/>
  <manifest:file-entry manifest:full-path="Pictures/100002010000051A000003D38C93BD3127568FB8.png" manifest:media-type="image/png"/>
  <manifest:file-entry manifest:full-path="Pictures/1000020100000279000000AB86E301F0D34BA91B.png" manifest:media-type="image/png"/>
  <manifest:file-entry manifest:full-path="Pictures/100002010000077D000002C9601BE290672FDEB6.png" manifest:media-type="image/png"/>
  <manifest:file-entry manifest:full-path="Pictures/100002010000051A000003D2693A85CE0EAE7D39.png" manifest:media-type="image/png"/>
  <manifest:file-entry manifest:full-path="Pictures/1000020100000279000000BB7FAF1DC14E866B4D.png" manifest:media-type="image/png"/>
  <manifest:file-entry manifest:full-path="Pictures/10000201000006DE000001B44239E9CC21674F9C.png" manifest:media-type="image/png"/>
  <manifest:file-entry manifest:full-path="Pictures/1000020100000518000003D01F6C5810A3893F7A.png" manifest:media-type="image/png"/>
  <manifest:file-entry manifest:full-path="Pictures/1000020100000517000003CD9528488F80807599.png" manifest:media-type="image/png"/>
  <manifest:file-entry manifest:full-path="Pictures/100002010000051C000003CFB2A67729EBCF4EE4.png" manifest:media-type="image/png"/>
  <manifest:file-entry manifest:full-path="Pictures/100149180000416100001359A6E1894D04FE6370.emf" manifest:media-type="image/x-emf"/>
  <manifest:file-entry manifest:full-path="Pictures/1000020100000519000003CB066794CC86C098F7.png" manifest:media-type="image/png"/>
  <manifest:file-entry manifest:full-path="Pictures/100002010000051D000003D841B93898B9F98201.png" manifest:media-type="image/png"/>
  <manifest:file-entry manifest:full-path="Pictures/100002010000077F000002C9581F02EFEB891B4C.png" manifest:media-type="image/png"/>
  <manifest:file-entry manifest:full-path="Pictures/100002010000077F000002CA82F0C69E9C842B3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Geneva" svg:font-family="Geneva"/>
    <style:font-face style:name="ヒラギノ角ゴ Pro W32" svg:font-family="'ヒラギノ角ゴ Pro W3'"/>
    <style:font-face style:name="Arial1" svg:font-family="Arial" style:font-pitch="variable"/>
    <style:font-face style:name="DejaVu Sans1" svg:font-family="'DejaVu Sans'" style:font-pitch="variable"/>
    <style:font-face style:name="Geneva2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ヒラギノ角ゴ Pro W31" svg:font-family="'ヒラギノ角ゴ Pro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Geneva1" svg:font-family="Genev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375cm" svg:height="9.261cm" svg:x="0.071cm" svg:y="4.709cm">
          <draw:image xlink:href="Pictures/1000020100000518000003D01F6C5810A3893F7A.png" xlink:type="simple" xlink:show="embed" xlink:actuate="onLoad" loext:mime-type="image/png">
            <text:p/>
          </draw:image>
        </draw:frame>
        <draw:frame draw:style-name="gr1" draw:text-style-name="P1" draw:layer="layout" svg:width="12.292cm" svg:height="9.214cm" svg:x="12.954cm" svg:y="4.694cm">
          <draw:image xlink:href="Pictures/100002010000051A000003D38C93BD3127568F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46cm" svg:height="9.294cm" svg:x="12.7cm" svg:y="0.342cm">
          <draw:image xlink:href="Pictures/1000020100000517000003CD9528488F80807599.png" xlink:type="simple" xlink:show="embed" xlink:actuate="onLoad" loext:mime-type="image/png">
            <text:p/>
          </draw:image>
        </draw:frame>
        <draw:frame draw:style-name="gr1" draw:text-style-name="P1" draw:layer="layout" svg:width="12.446cm" svg:height="9.277cm" svg:x="12.7cm" svg:y="9.773cm">
          <draw:image xlink:href="Pictures/100002010000051C000003CFB2A67729EBCF4EE4.png" xlink:type="simple" xlink:show="embed" xlink:actuate="onLoad" loext:mime-type="image/png">
            <text:p/>
          </draw:image>
        </draw:frame>
        <draw:frame draw:style-name="gr1" draw:text-style-name="P1" draw:layer="layout" svg:width="12.534cm" svg:height="9.326cm" svg:x="-0.051cm" svg:y="0.418cm">
          <draw:image xlink:href="Pictures/1000020100000519000003CB066794CC86C098F7.png" xlink:type="simple" xlink:show="embed" xlink:actuate="onLoad" loext:mime-type="image/png">
            <text:p/>
          </draw:image>
        </draw:frame>
        <draw:frame draw:style-name="gr1" draw:text-style-name="P1" draw:layer="layout" svg:width="12.534cm" svg:height="9.422cm" svg:x="-0.051cm" svg:y="9.652cm">
          <draw:image xlink:href="Pictures/100002010000051D000003D841B93898B9F9820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2.699cm" svg:height="9.524cm" svg:x="3.175cm" svg:y="1.93cm" draw:page-number="2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018cm" svg:height="6.33cm" svg:x="4.318cm" svg:y="0.164cm">
          <draw:image xlink:href="Pictures/100002010000077D000002C9601BE290672FDEB6.png" xlink:type="simple" xlink:show="embed" xlink:actuate="onLoad" loext:mime-type="image/png">
            <text:p/>
          </draw:image>
        </draw:frame>
        <draw:frame draw:style-name="gr1" draw:text-style-name="P1" draw:layer="layout" svg:width="17.059cm" svg:height="6.338cm" svg:x="4.203cm" svg:y="6.494cm">
          <draw:image xlink:href="Pictures/100002010000077F000002C9581F02EFEB891B4C.png" xlink:type="simple" xlink:show="embed" xlink:actuate="onLoad" loext:mime-type="image/png">
            <text:p/>
          </draw:image>
        </draw:frame>
        <draw:frame draw:style-name="gr1" draw:text-style-name="P1" draw:layer="layout" svg:width="16.813cm" svg:height="6.255cm" svg:x="4.318cm" svg:y="12.738cm">
          <draw:image xlink:href="Pictures/100002010000077F000002CA82F0C69E9C842B3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2.699cm" svg:height="9.524cm" svg:x="3.175cm" svg:y="1.93cm" draw:page-number="3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46cm" svg:height="9.32cm" svg:x="0cm" svg:y="4.155cm">
          <draw:image xlink:href="Pictures/100002010000051A000003D2693A85CE0EAE7D39.png" xlink:type="simple" xlink:show="embed" xlink:actuate="onLoad" loext:mime-type="image/png">
            <text:p/>
          </draw:image>
        </draw:frame>
        <draw:frame draw:style-name="gr1" draw:text-style-name="P1" draw:layer="layout" svg:width="13.035cm" svg:height="9.652cm" svg:x="12.192cm" svg:y="4.155cm">
          <draw:image xlink:href="Pictures/10000201000004A7000003728DEEDC987ACE9B2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2.699cm" svg:height="9.524cm" svg:x="3.175cm" svg:y="1.93cm" draw:page-number="4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399cm" svg:height="9.409cm" svg:x="0.001cm" svg:y="4.237cm">
          <draw:image xlink:href="Pictures/10000201000006D500000288B36C3B64BF7CA85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2.699cm" svg:height="9.524cm" svg:x="3.175cm" svg:y="1.93cm" draw:page-number="5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399cm" svg:height="6.298cm" svg:x="0cm" svg:y="0.052cm">
          <draw:image xlink:href="Pictures/10000201000006DE000001B44239E9CC21674F9C.png" xlink:type="simple" xlink:show="embed" xlink:actuate="onLoad" loext:mime-type="image/png">
            <text:p/>
          </draw:image>
        </draw:frame>
        <draw:frame draw:style-name="gr1" draw:text-style-name="P1" draw:layer="layout" svg:width="25.399cm" svg:height="6.29cm" svg:x="0cm" svg:y="6.35cm">
          <draw:image xlink:href="Pictures/10000201000006DC000001B309753EC512A7BB11.png" xlink:type="simple" xlink:show="embed" xlink:actuate="onLoad" loext:mime-type="image/png">
            <text:p/>
          </draw:image>
        </draw:frame>
        <draw:frame draw:style-name="gr1" draw:text-style-name="P1" draw:layer="layout" svg:width="25.399cm" svg:height="6.312cm" svg:x="0.001cm" svg:y="12.64cm">
          <draw:image xlink:href="Pictures/10000201000006DE000001B5B7C7C0D4122B565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2.699cm" svg:height="9.524cm" svg:x="3.175cm" svg:y="1.93cm" draw:page-number="6" presentation:class="page"/>
          <draw:frame presentation:style-name="pr1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Geneva" svg:font-family="Geneva"/>
    <style:font-face style:name="ヒラギノ角ゴ Pro W32" svg:font-family="'ヒラギノ角ゴ Pro W3'"/>
    <style:font-face style:name="Arial1" svg:font-family="Arial" style:font-pitch="variable"/>
    <style:font-face style:name="DejaVu Sans1" svg:font-family="'DejaVu Sans'" style:font-pitch="variable"/>
    <style:font-face style:name="Geneva2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ヒラギノ角ゴ Pro W31" svg:font-family="'ヒラギノ角ゴ Pro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Geneva1" svg:font-family="Genev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ff0000" draw:marker-start-width="0.356cm" draw:marker-end-width="0.356cm" draw:fill="none" draw:fill-color="#ff0000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ヒラギノ角ゴ Pro W32" style:font-family-asian="'ヒラギノ角ゴ Pro W3'" style:font-size-asian="22pt" style:font-style-asian="normal" style:font-weight-asian="normal" style:font-name-complex="Geneva" style:font-family-complex="Gene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Geneva" style:font-family-asian="Geneva" style:font-size-asian="16pt" style:font-style-asian="normal" style:font-weight-asian="normal" style:font-name-complex="Geneva" style:font-family-complex="Geneva" style:font-size-complex="1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Geneva" style:font-family-asian="Geneva" style:font-size-asian="14pt" style:font-style-asian="normal" style:font-weight-asian="normal" style:font-name-complex="Geneva" style:font-family-complex="Geneva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Geneva" style:font-family-asian="Geneva" style:font-size-asian="14pt" style:font-style-asian="normal" style:font-weight-asian="normal" style:font-name-complex="Geneva" style:font-family-complex="Geneva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 W32" style:font-family-asian="'ヒラギノ角ゴ Pro W3'" style:font-size-asian="24pt" style:font-style-asian="normal" style:font-weight-asian="normal" style:font-name-complex="ヒラギノ角ゴ Pro W32" style:font-family-complex="'ヒラギノ角ゴ Pro W3'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ヒラギノ角ゴ Pro W32" style:font-family-asian="'ヒラギノ角ゴ Pro W3'" style:font-size-asian="22pt" style:font-style-asian="normal" style:font-weight-asian="normal" style:font-name-complex="Geneva" style:font-family-complex="Gene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Geneva" style:font-family-asian="Geneva" style:font-size-asian="16pt" style:font-style-asian="normal" style:font-weight-asian="normal" style:font-name-complex="Geneva" style:font-family-complex="Geneva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Geneva" style:font-family-asian="Geneva" style:font-size-asian="14pt" style:font-style-asian="normal" style:font-weight-asian="normal" style:font-name-complex="Geneva" style:font-family-complex="Geneva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Geneva" style:font-family-asian="Geneva" style:font-size-asian="14pt" style:font-style-asian="normal" style:font-weight-asian="normal" style:font-name-complex="Geneva" style:font-family-complex="Geneva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 W32" style:font-family-asian="'ヒラギノ角ゴ Pro W3'" style:font-size-asian="24pt" style:font-style-asian="normal" style:font-weight-asian="normal" style:font-name-complex="ヒラギノ角ゴ Pro W32" style:font-family-complex="'ヒラギノ角ゴ Pro W3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09cm" svg:stroke-color="#bfbfbf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language="en" fo:country="US" fo:font-style="normal" style:text-underline-style="none" fo:font-weight="normal" style:font-name-asian="ヒラギノ角ゴ Pro W32" style:font-size-asian="30pt" style:font-style-asian="normal" style:font-weight-asian="normal" style:font-name-complex="Geneva" style:font-size-complex="3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language="en" fo:country="US" fo:font-style="normal" style:text-underline-style="none" fo:font-weight="normal" style:font-name-asian="ヒラギノ角ゴ Pro W32" style:font-size-asian="22pt" style:font-style-asian="normal" style:font-weight-asian="normal" style:font-name-complex="Geneva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name-asian="Geneva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name-asian="Geneva" style:font-size-asian="16pt" style:font-style-asian="normal" style:font-weight-asian="normal" style:font-name-complex="Geneva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font-name-asian="Geneva" style:font-size-asian="14pt" style:font-style-asian="normal" style:font-weight-asian="normal" style:font-name-complex="Geneva" style:font-size-complex="14pt" style:font-style-complex="normal" style:font-weight-complex="normal"/>
    </style:style>
    <style:style style:name="MT7" style:family="text">
      <style:text-properties fo:font-variant="normal" fo:text-transform="none" fo:color="#5f5f5f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font-name-asian="ヒラギノ角ゴ Pro W32" style:font-size-asian="14pt" style:font-style-asian="normal" style:font-weight-asian="normal" style:font-name-complex="Genev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ext Box 10" draw:style-name="Mgr3" draw:text-style-name="MP5" draw:layer="backgroundobjects" drawooo:display="none" svg:width="11.641cm" svg:height="1.101cm" svg:x="13.547cm" svg:y="0.2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4" draw:style-name="Mgr4" draw:text-style-name="MP6" draw:layer="backgroundobjects" drawooo:display="none" svg:x1="0cm" svg:y1="1.552cm" svg:x2="25.4cm" svg:y2="1.569cm">
        <text:p/>
      </draw:line>
      <draw:frame draw:name="Picture 5" draw:style-name="Mgr5" draw:text-style-name="MP6" draw:layer="backgroundobjects" drawooo:display="none" svg:width="4.416cm" svg:height="1.198cm" svg:x="0.314cm" svg:y="0.212cm">
        <draw:image xlink:href="Pictures/1000A17000004161000011A9A46FD3B7A48FAE8C.emf" xlink:type="simple" xlink:show="embed" xlink:actuate="onLoad" loext:mime-type="image/x-emf">
          <text:p/>
        </draw:image>
        <draw:image xlink:href="Pictures/1000020100000279000000AB86E301F0D34BA91B.png" xlink:type="simple" xlink:show="embed" xlink:actuate="onLoad" loext:mime-type="image/png"/>
        <svg:desc>RU_SHIELD_LOGOTYPE_CMYK_K.eps</svg:desc>
      </draw:frame>
      <draw:frame draw:name="Rectangle 2" presentation:style-name="Mpr1" draw:text-style-name="MP8" draw:layer="backgroundobjects" svg:width="21.589cm" svg:height="4.082cm" svg:x="1.905cm" svg:y="5.91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Picture 1" draw:style-name="Mgr5" draw:text-style-name="MP6" draw:layer="backgroundobjects" svg:width="11.958cm" svg:height="3.549cm" svg:x="0.917cm" svg:y="0.836cm">
        <draw:image xlink:href="Pictures/100149180000416100001359A6E1894D04FE6370.emf" xlink:type="simple" xlink:show="embed" xlink:actuate="onLoad" loext:mime-type="image/x-emf">
          <text:p/>
        </draw:image>
        <draw:image xlink:href="Pictures/1000020100000279000000BB7FAF1DC14E866B4D.png" xlink:type="simple" xlink:show="embed" xlink:actuate="onLoad" loext:mime-type="image/png"/>
        <svg:desc>RU_SHIELD_SIG_ST_PMS186_100K.eps</svg:desc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 Box 10" draw:style-name="Mgr3" draw:text-style-name="MP5" draw:layer="backgroundobjects" svg:width="11.641cm" svg:height="1.101cm" svg:x="13.547cm" svg:y="0.2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4" draw:style-name="Mgr4" draw:text-style-name="MP6" draw:layer="backgroundobjects" svg:x1="0cm" svg:y1="1.552cm" svg:x2="25.4cm" svg:y2="1.569cm">
        <text:p/>
      </draw:line>
      <draw:frame draw:name="Picture 5" draw:style-name="Mgr5" draw:text-style-name="MP6" draw:layer="backgroundobjects" svg:width="4.416cm" svg:height="1.198cm" svg:x="0.314cm" svg:y="0.212cm">
        <draw:image xlink:href="Pictures/1000A17000004161000011A9A46FD3B7A48FAE8C.emf" xlink:type="simple" xlink:show="embed" xlink:actuate="onLoad" loext:mime-type="image/x-emf">
          <text:p/>
        </draw:image>
        <draw:image xlink:href="Pictures/1000020100000279000000AB86E301F0D34BA91B.png" xlink:type="simple" xlink:show="embed" xlink:actuate="onLoad" loext:mime-type="image/png"/>
        <svg:desc>RU_SHIELD_LOGOTYPE_CMYK_K.eps</svg:desc>
      </draw:frame>
      <draw:frame draw:name="Title 1" presentation:style-name="Mpr4" draw:text-style-name="MP8" draw:layer="backgroundobjects" svg:width="22.859cm" svg:height="2.244cm" svg:x="1.27cm" svg:y="1.693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" draw:text-style-name="MP14" draw:layer="backgroundobjects" svg:width="22.859cm" svg:height="12.593cm" svg:x="1.27cm" svg:y="4.233cm" presentation:class="outline" presentation:user-transformed="true">
        <draw:text-box>
          <text:list text:style-name="ML3">
            <text:list-item>
              <text:p text:style-name="MP10"><text:span text:style-name="MT3">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6" draw:text-style-name="MP16" draw:layer="backgroundobjects" svg:width="5.926cm" svg:height="1.322cm" svg:x="18.203cm" svg:y="17.348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9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Daniel</meta:initial-creator>
    <meta:editing-cycles>472</meta:editing-cycles>
    <meta:print-date>2015-10-16T14:09:02</meta:print-date>
    <meta:creation-date>2017-11-11T21:13:38</meta:creation-date>
    <dc:date>2023-06-20T15:54:50.864925118</dc:date>
    <meta:editing-duration>P2DT2H24M14S</meta:editing-duration>
    <meta:generator>LibreOffice/6.4.7.2$Linux_X86_64 LibreOffice_project/40$Build-2</meta:generator>
    <meta:document-statistic meta:object-count="72"/>
    <meta:user-defined meta:name="AppVersion">15.0038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5</meta:user-defined>
  </office:meta>
</office:document-meta>
</file>